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d86" officeooo:paragraph-rsid="000dbd86"/>
    </style:style>
    <style:style style:name="P2" style:family="paragraph" style:parent-style-name="Standard">
      <style:text-properties officeooo:paragraph-rsid="000dbd86"/>
    </style:style>
    <style:style style:name="T1" style:family="text">
      <style:text-properties officeooo:rsid="000dbd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</text:span> Create a file name error_log in your current directory. Suppose you do not have any file named aa11 in your current directory.</text:p>
      <text:p text:style-name="P2">How <text:s/>can you redirect the error message to the file error_log when we apply the command "wc -l aa11" ? <text:s/></text:p>
      <text:p text:style-name="P2">How can you ensure that all the error log are appended to the error_log file?</text:p>
      <text:p text:style-name="P1"/>
      <text:p text:style-name="Standard"/>
      <text:p text:style-name="Standard">god@god:~$ touch error_log</text:p>
      <text:p text:style-name="Standard">god@god:~$ cat aa11</text:p>
      <text:p text:style-name="Standard">cat: aa11: No such file or directory</text:p>
      <text:p text:style-name="Standard">god@god:~$ wc aa11 2&gt; error_log</text:p>
      <text:p text:style-name="Standard">god@god:~$ cat error_log</text:p>
      <text:p text:style-name="Standard">wc: aa11: No such file or directory</text:p>
      <text:p text:style-name="Standard">god@god:~$ wc aa22</text:p>
      <text:p text:style-name="Standard">wc: aa22: No such file or directory</text:p>
      <text:p text:style-name="Standard">god@god:~$ wc aa22 2&gt;&gt; error_log</text:p>
      <text:p text:style-name="Standard">god@god:~$ cat error_log</text:p>
      <text:p text:style-name="Standard">wc: aa11: No such file or directory</text:p>
      <text:p text:style-name="Standard">wc: aa22: No such file or directory</text:p>
      <text:p text:style-name="Standard">god@god:~$ cat aa33</text:p>
      <text:p text:style-name="Standard">cat: aa33: No such file or directory</text:p>
      <text:p text:style-name="Standard">god@god:~$ wc aa33 2&gt;&gt; error_log</text:p>
      <text:p text:style-name="Standard">god@god:~$ cat error_log</text:p>
      <text:p text:style-name="Standard">wc: aa11: No such file or directory</text:p>
      <text:p text:style-name="Standard">wc: aa22: No such file or directory</text:p>
      <text:p text:style-name="Standard">wc: aa33: No such file or directory</text:p>
      <text:p text:style-name="Standard"/>
      <text:p text:style-name="P2"><text:span text:style-name="T1">2. </text:span>Create <text:s/>files named test1, test2, testa, testb</text:p>
      <text:p text:style-name="P2">How can you count the number of <text:s/>files starting with test and then having only one digit in their name using only a single line command ?</text:p>
      <text:p text:style-name="P1"/>
      <text:p text:style-name="Standard">god@god:~$ touch test1</text:p>
      <text:p text:style-name="Standard">god@god:~$ touch test2</text:p>
      <text:p text:style-name="Standard">god@god:~$ touch test3</text:p>
      <text:p text:style-name="Standard">god@god:~$ touch testb</text:p>
      <text:p text:style-name="Standard"/>
      <text:p text:style-name="Standard">god@god:~$ ls -d test*</text:p>
      <text:p text:style-name="Standard">test_1 <text:s/>test1 <text:s/>test1.txt <text:s/>test_2 <text:s/>test2 <text:s/>test3 <text:s/>testb <text:s/>testdir <text:s/>test.txt</text:p>
      <text:p text:style-name="Standard">god@god:~$ ls -d test*|wc -l</text:p>
      <text:p text:style-name="Standard">9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22:35:06.553359385</meta:creation-date>
    <dc:date>2023-09-07T22:55:52.363394227</dc:date>
    <meta:editing-duration>PT6M36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32" meta:word-count="223" meta:character-count="1273" meta:non-whitespace-character-count="1069"/>
  </office:meta>
</office:document-meta>
</file>